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438cm"/>
    </style:style>
    <style:style style:name="co6" style:family="table-column">
      <style:table-column-properties fo:break-before="auto" style:column-width="2.067cm"/>
    </style:style>
    <style:style style:name="co7" style:family="table-column">
      <style:table-column-properties fo:break-before="auto" style:column-width="2.272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829cm"/>
    </style:style>
    <style:style style:name="co10" style:family="table-column">
      <style:table-column-properties fo:break-before="auto" style:column-width="2.409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2.147cm"/>
    </style:style>
    <style:style style:name="co13" style:family="table-column">
      <style:table-column-properties fo:break-before="auto" style:column-width="1.277cm"/>
    </style:style>
    <style:style style:name="co14" style:family="table-column">
      <style:table-column-properties fo:break-before="auto" style:column-width="1.912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2.66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3.323cm"/>
    </style:style>
    <style:style style:name="co22" style:family="table-column">
      <style:table-column-properties fo:break-before="auto" style:column-width="2.106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1.028cm"/>
    </style:style>
    <style:style style:name="co25" style:family="table-column">
      <style:table-column-properties fo:break-before="auto" style:column-width="3.378cm"/>
    </style:style>
    <style:style style:name="co26" style:family="table-column">
      <style:table-column-properties fo:break-before="auto" style:column-width="1.305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2.521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2.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/>
    </style:style>
  </office:automatic-styles>
  <office:body>
    <office:spreadsheet>
      <table:table table:name="craft_armou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0"/>
        </table:table-row>
        <table:table-row table:style-name="ro1">
          <table:table-cell table:number-columns-repeated="32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P4]=&quot;****&quot;)AND([.P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P5]=&quot;****&quot;)AND([.P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P6]=&quot;****&quot;)AND([.P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P7]=&quot;****&quot;)AND([.P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P8]=&quot;****&quot;)AND([.P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P9]=&quot;****&quot;)AND([.P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P10]=&quot;****&quot;)AND([.P1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P11]=&quot;****&quot;)AND([.P1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P12]=&quot;****&quot;)AND([.P1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P13]=&quot;****&quot;)AND([.P1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P14]=&quot;****&quot;)AND([.P1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P15]=&quot;****&quot;)AND([.P1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P16]=&quot;****&quot;)AND([.P1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P17]=&quot;****&quot;)AND([.P1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P18]=&quot;****&quot;)AND([.P1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P19]=&quot;****&quot;)AND([.P19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P20]=&quot;****&quot;)AND([.P20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P21]=&quot;****&quot;)AND([.P2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P22]=&quot;****&quot;)AND([.P2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P23]=&quot;****&quot;)AND([.P2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747">
            <text:p>16828747</text:p>
          </table:table-cell>
          <table:table-cell office:value-type="string">
            <text:p>Acid_Resistance</text:p>
          </table:table-cell>
          <table:table-cell table:formula="oooc:=[.B24]+1" office:value-type="float" office:value="16828748">
            <text:p>1682874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4]&gt;20)OR(NOT([.P24]=&quot;****&quot;)AND([.P2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749">
            <text:p>16828749</text:p>
          </table:table-cell>
          <table:table-cell office:value-type="string">
            <text:p>Acid_Resistance_Improved</text:p>
          </table:table-cell>
          <table:table-cell table:formula="oooc:=[.B25]+1" office:value-type="float" office:value="16828750">
            <text:p>1682875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25]&gt;20)OR(NOT([.P25]=&quot;****&quot;)AND([.P2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751">
            <text:p>16828751</text:p>
          </table:table-cell>
          <table:table-cell office:value-type="string">
            <text:p>Acid_Resistance_Greater</text:p>
          </table:table-cell>
          <table:table-cell table:formula="oooc:=[.B26]+1" office:value-type="float" office:value="16828752">
            <text:p>1682875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26]&gt;20)OR(NOT([.P26]=&quot;****&quot;)AND([.P2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01">
            <text:p>16828801</text:p>
          </table:table-cell>
          <table:table-cell office:value-type="string">
            <text:p>Acid_Warding</text:p>
          </table:table-cell>
          <table:table-cell table:formula="oooc:=[.B27]+1" office:value-type="float" office:value="16828802">
            <text:p>1682880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27]&gt;20)OR(NOT([.P27]=&quot;****&quot;)AND([.P27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753">
            <text:p>16828753</text:p>
          </table:table-cell>
          <table:table-cell office:value-type="string">
            <text:p>Arrow_Deflection</text:p>
          </table:table-cell>
          <table:table-cell table:formula="oooc:=[.B28]+1" office:value-type="float" office:value="16828754">
            <text:p>1682875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table:number-columns-repeated="10" office:value-type="string">
            <text:p>****</text:p>
          </table:table-cell>
          <table:table-cell table:formula="oooc:=(([.F28]&gt;20)OR(NOT([.P28]=&quot;****&quot;)AND([.P2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755">
            <text:p>16828755</text:p>
          </table:table-cell>
          <table:table-cell office:value-type="string">
            <text:p>Cold_Resistance</text:p>
          </table:table-cell>
          <table:table-cell table:formula="oooc:=[.B29]+1" office:value-type="float" office:value="16828756">
            <text:p>1682875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29]&gt;20)OR(NOT([.P29]=&quot;****&quot;)AND([.P2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757">
            <text:p>16828757</text:p>
          </table:table-cell>
          <table:table-cell office:value-type="string">
            <text:p>Cold_Resistance_Improved</text:p>
          </table:table-cell>
          <table:table-cell table:formula="oooc:=[.B30]+1" office:value-type="float" office:value="16828758">
            <text:p>1682875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0]&gt;20)OR(NOT([.P30]=&quot;****&quot;)AND([.P3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759">
            <text:p>16828759</text:p>
          </table:table-cell>
          <table:table-cell office:value-type="string">
            <text:p>Cold_Resistance_Greater</text:p>
          </table:table-cell>
          <table:table-cell table:formula="oooc:=[.B31]+1" office:value-type="float" office:value="16828760">
            <text:p>1682876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1]&gt;20)OR(NOT([.P31]=&quot;****&quot;)AND([.P3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03">
            <text:p>16828803</text:p>
          </table:table-cell>
          <table:table-cell office:value-type="string">
            <text:p>Cold_Warding</text:p>
          </table:table-cell>
          <table:table-cell table:formula="oooc:=[.B32]+1" office:value-type="float" office:value="16828804">
            <text:p>1682880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2]&gt;20)OR(NOT([.P32]=&quot;****&quot;)AND([.P32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761">
            <text:p>16828761</text:p>
          </table:table-cell>
          <table:table-cell office:value-type="string">
            <text:p>Electricity_Resistance</text:p>
          </table:table-cell>
          <table:table-cell table:formula="oooc:=[.B33]+1" office:value-type="float" office:value="16828762">
            <text:p>1682876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3]&gt;20)OR(NOT([.P33]=&quot;****&quot;)AND([.P33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763">
            <text:p>16828763</text:p>
          </table:table-cell>
          <table:table-cell office:value-type="string">
            <text:p>Electricity_Resistance_Improved</text:p>
          </table:table-cell>
          <table:table-cell table:formula="oooc:=[.B34]+1" office:value-type="float" office:value="16828764">
            <text:p>1682876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4]&gt;20)OR(NOT([.P34]=&quot;****&quot;)AND([.P34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765">
            <text:p>16828765</text:p>
          </table:table-cell>
          <table:table-cell office:value-type="string">
            <text:p>Electricity_Resistance_Greater</text:p>
          </table:table-cell>
          <table:table-cell table:formula="oooc:=[.B35]+1" office:value-type="float" office:value="16828766">
            <text:p>1682876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35]&gt;20)OR(NOT([.P35]=&quot;****&quot;)AND([.P3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13">
            <text:p>16828813</text:p>
          </table:table-cell>
          <table:table-cell office:value-type="string">
            <text:p>Lightning_Warding</text:p>
          </table:table-cell>
          <table:table-cell table:formula="oooc:=[.B36]+1" office:value-type="float" office:value="16828814">
            <text:p>16828814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36]&gt;20)OR(NOT([.P36]=&quot;****&quot;)AND([.P3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767">
            <text:p>16828767</text:p>
          </table:table-cell>
          <table:table-cell office:value-type="string">
            <text:p>Etherealness</text:p>
          </table:table-cell>
          <table:table-cell table:formula="oooc:=[.B37]+1" office:value-type="float" office:value="16828768">
            <text:p>1682876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374">
            <text:p>374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37]&gt;20)OR(NOT([.P37]=&quot;****&quot;)AND([.P3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769">
            <text:p>16828769</text:p>
          </table:table-cell>
          <table:table-cell office:value-type="string">
            <text:p>Fire_Resistance</text:p>
          </table:table-cell>
          <table:table-cell table:formula="oooc:=[.B38]+1" office:value-type="float" office:value="16828770">
            <text:p>1682877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38]&gt;20)OR(NOT([.P38]=&quot;****&quot;)AND([.P38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771">
            <text:p>16828771</text:p>
          </table:table-cell>
          <table:table-cell office:value-type="string">
            <text:p>Fire_Resistance_Improved</text:p>
          </table:table-cell>
          <table:table-cell table:formula="oooc:=[.B39]+1" office:value-type="float" office:value="16828772">
            <text:p>1682877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39]&gt;20)OR(NOT([.P39]=&quot;****&quot;)AND([.P3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773">
            <text:p>16828773</text:p>
          </table:table-cell>
          <table:table-cell office:value-type="string">
            <text:p>Fire_Resistance_Greater</text:p>
          </table:table-cell>
          <table:table-cell table:formula="oooc:=[.B40]+1" office:value-type="float" office:value="16828774">
            <text:p>1682877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40]&gt;20)OR(NOT([.P40]=&quot;****&quot;)AND([.P4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05">
            <text:p>16828805</text:p>
          </table:table-cell>
          <table:table-cell office:value-type="string">
            <text:p>Fire_Warding</text:p>
          </table:table-cell>
          <table:table-cell table:formula="oooc:=[.B41]+1" office:value-type="float" office:value="16828806">
            <text:p>1682880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2"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41]&gt;20)OR(NOT([.P41]=&quot;****&quot;)AND([.P41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775">
            <text:p>16828775</text:p>
          </table:table-cell>
          <table:table-cell office:value-type="string">
            <text:p>Invulnerability_5_Magic</text:p>
          </table:table-cell>
          <table:table-cell table:formula="oooc:=[.B42]+1" office:value-type="float" office:value="16828776">
            <text:p>1682877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****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2]&gt;20)OR(NOT([.P42]=&quot;****&quot;)AND([.P4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Magic</text:p>
          </table:table-cell>
          <table:table-cell table:formula="oooc:=[.B43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5_Magic</text:p>
          </table:table-cell>
          <table:table-cell table:formula="oooc:=[.B44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5_Epic</text:p>
          </table:table-cell>
          <table:table-cell table:formula="oooc:=[.B45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5]&gt;20)OR(NOT([.P45]=&quot;****&quot;)AND([.P4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07">
            <text:p>16828807</text:p>
          </table:table-cell>
          <table:table-cell office:value-type="string">
            <text:p>Great_Invulnerability_10_Epic</text:p>
          </table:table-cell>
          <table:table-cell table:formula="oooc:=[.B46]+1" office:value-type="float" office:value="16828808">
            <text:p>16828808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46]&gt;20)OR(NOT([.P46]=&quot;****&quot;)AND([.P4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828777">
            <text:p>16828777</text:p>
          </table:table-cell>
          <table:table-cell office:value-type="string">
            <text:p>Reflecting</text:p>
          </table:table-cell>
          <table:table-cell table:formula="oooc:=[.B47]+1" office:value-type="float" office:value="16828778">
            <text:p>1682877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47]&gt;20)OR(NOT([.P47]=&quot;****&quot;)AND([.P4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828809">
            <text:p>16828809</text:p>
          </table:table-cell>
          <table:table-cell office:value-type="string">
            <text:p>Great_Reflection</text:p>
          </table:table-cell>
          <table:table-cell table:formula="oooc:=[.B48]+1" office:value-type="float" office:value="16828810">
            <text:p>16828810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67">
            <text:p>1567</text:p>
          </table:table-cell>
          <table:table-cell table:number-columns-repeated="6"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928">
            <text:p>928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48]&gt;20)OR(NOT([.P48]=&quot;****&quot;)AND([.P4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828779">
            <text:p>16828779</text:p>
          </table:table-cell>
          <table:table-cell office:value-type="string">
            <text:p>Shadow</text:p>
          </table:table-cell>
          <table:table-cell table:formula="oooc:=[.B49]+1" office:value-type="float" office:value="16828780">
            <text:p>1682878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table:number-columns-repeated="2"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49]&gt;20)OR(NOT([.P49]=&quot;****&quot;)AND([.P49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828781">
            <text:p>16828781</text:p>
          </table:table-cell>
          <table:table-cell office:value-type="string">
            <text:p>Shadow_Improved</text:p>
          </table:table-cell>
          <table:table-cell table:formula="oooc:=[.B50]+1" office:value-type="float" office:value="16828782">
            <text:p>1682878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0]&gt;20)OR(NOT([.P50]=&quot;****&quot;)AND([.P50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828783">
            <text:p>16828783</text:p>
          </table:table-cell>
          <table:table-cell office:value-type="string">
            <text:p>Shadow_Greater</text:p>
          </table:table-cell>
          <table:table-cell table:formula="oooc:=[.B51]+1" office:value-type="float" office:value="16828784">
            <text:p>1682878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1]&gt;20)OR(NOT([.P51]=&quot;****&quot;)AND([.P51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6828785">
            <text:p>16828785</text:p>
          </table:table-cell>
          <table:table-cell office:value-type="string">
            <text:p>Silent_Moves</text:p>
          </table:table-cell>
          <table:table-cell table:formula="oooc:=[.B52]+1" office:value-type="float" office:value="16828786">
            <text:p>1682878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750">
            <text:p>3750</text:p>
          </table:table-cell>
          <table:table-cell office:value-type="string">
            <text:p>****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52]&gt;20)OR(NOT([.P52]=&quot;****&quot;)AND([.P52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6828787">
            <text:p>16828787</text:p>
          </table:table-cell>
          <table:table-cell office:value-type="string">
            <text:p>Silent_Moves_Improved</text:p>
          </table:table-cell>
          <table:table-cell table:formula="oooc:=[.B53]+1" office:value-type="float" office:value="16828788">
            <text:p>1682878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3]&gt;20)OR(NOT([.P53]=&quot;****&quot;)AND([.P53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6828789">
            <text:p>16828789</text:p>
          </table:table-cell>
          <table:table-cell office:value-type="string">
            <text:p>Silent_Moves_Greater</text:p>
          </table:table-cell>
          <table:table-cell table:formula="oooc:=[.B54]+1" office:value-type="float" office:value="16828790">
            <text:p>1682879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table:number-columns-repeated="7" office:value-type="string">
            <text:p>****</text:p>
          </table:table-cell>
          <table:table-cell office:value-type="float" office:value="33750">
            <text:p>33750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54]&gt;20)OR(NOT([.P54]=&quot;****&quot;)AND([.P54]&gt;5)))*1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6828791">
            <text:p>16828791</text:p>
          </table:table-cell>
          <table:table-cell office:value-type="string">
            <text:p>Sonic_Resistance</text:p>
          </table:table-cell>
          <table:table-cell table:formula="oooc:=[.B55]+1" office:value-type="float" office:value="16828792">
            <text:p>1682879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18000">
            <text:p>18000</text:p>
          </table:table-cell>
          <table:table-cell office:value-type="string">
            <text:p>****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5]&gt;20)OR(NOT([.P55]=&quot;****&quot;)AND([.P55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828793">
            <text:p>16828793</text:p>
          </table:table-cell>
          <table:table-cell office:value-type="string">
            <text:p>Sonic_Resistance_Improved</text:p>
          </table:table-cell>
          <table:table-cell table:formula="oooc:=[.B56]+1" office:value-type="float" office:value="16828794">
            <text:p>1682879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42000">
            <text:p>4200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56]&gt;20)OR(NOT([.P56]=&quot;****&quot;)AND([.P56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828795">
            <text:p>16828795</text:p>
          </table:table-cell>
          <table:table-cell office:value-type="string">
            <text:p>Sonic_Resistance_Greater</text:p>
          </table:table-cell>
          <table:table-cell table:formula="oooc:=[.B57]+1" office:value-type="float" office:value="16828796">
            <text:p>1682879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7" office:value-type="string">
            <text:p>****</text:p>
          </table:table-cell>
          <table:table-cell office:value-type="float" office:value="66000">
            <text:p>6600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57]&gt;20)OR(NOT([.P57]=&quot;****&quot;)AND([.P57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828815">
            <text:p>16828815</text:p>
          </table:table-cell>
          <table:table-cell office:value-type="string">
            <text:p>Sonic_Warding</text:p>
          </table:table-cell>
          <table:table-cell table:formula="oooc:=[.B58]+1" office:value-type="float" office:value="16828816">
            <text:p>16828816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58]&gt;20)OR(NOT([.P58]=&quot;****&quot;)AND([.P58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3</text:p>
          </table:table-cell>
          <table:table-cell table:formula="oooc:=[.B59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table:formula="oooc:=(([.F59]&gt;20)OR(NOT([.P59]=&quot;****&quot;)AND([.P59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5</text:p>
          </table:table-cell>
          <table:table-cell table:formula="oooc:=[.B60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8">
            <text:p>28</text:p>
          </table:table-cell>
          <table:table-cell table:number-columns-repeated="9" office:value-type="string">
            <text:p>****</text:p>
          </table:table-cell>
          <table:table-cell table:formula="oooc:=(([.F60]&gt;20)OR(NOT([.P60]=&quot;****&quot;)AND([.P60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7</text:p>
          </table:table-cell>
          <table:table-cell table:formula="oooc:=[.B61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29">
            <text:p>29</text:p>
          </table:table-cell>
          <table:table-cell table:number-columns-repeated="9" office:value-type="string">
            <text:p>****</text:p>
          </table:table-cell>
          <table:table-cell table:formula="oooc:=(([.F61]&gt;20)OR(NOT([.P61]=&quot;****&quot;)AND([.P61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6828797">
            <text:p>16828797</text:p>
          </table:table-cell>
          <table:table-cell office:value-type="string">
            <text:p>Spell_Resistance_19</text:p>
          </table:table-cell>
          <table:table-cell table:formula="oooc:=[.B62]+1" office:value-type="float" office:value="16828798">
            <text:p>1682879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table:formula="oooc:=(([.F62]&gt;20)OR(NOT([.P62]=&quot;****&quot;)AND([.P62]&gt;5)))*1" office:value-type="float" office:value="0">
            <text:p>0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1</text:p>
          </table:table-cell>
          <table:table-cell table:formula="oooc:=[.B63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63]&gt;20)OR(NOT([.P63]=&quot;****&quot;)AND([.P63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3</text:p>
          </table:table-cell>
          <table:table-cell table:formula="oooc:=[.B64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2">
            <text:p>32</text:p>
          </table:table-cell>
          <table:table-cell table:number-columns-repeated="9" office:value-type="string">
            <text:p>****</text:p>
          </table:table-cell>
          <table:table-cell table:formula="oooc:=(([.F64]&gt;20)OR(NOT([.P64]=&quot;****&quot;)AND([.P64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5</text:p>
          </table:table-cell>
          <table:table-cell table:formula="oooc:=[.B65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table:formula="oooc:=(([.F65]&gt;20)OR(NOT([.P65]=&quot;****&quot;)AND([.P65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828811">
            <text:p>16828811</text:p>
          </table:table-cell>
          <table:table-cell office:value-type="string">
            <text:p>Spell_Resistance_27</text:p>
          </table:table-cell>
          <table:table-cell table:formula="oooc:=[.B66]+1" office:value-type="float" office:value="16828812">
            <text:p>16828812</text:p>
          </table:table-cell>
          <table:table-cell office:value-type="string">
            <text:p>M</text:p>
          </table:table-cell>
          <table:table-cell office:value-type="float" office:value="24">
            <text:p>2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6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****</text:p>
          </table:table-cell>
          <table:table-cell office:value-type="float" office:value="34">
            <text:p>34</text:p>
          </table:table-cell>
          <table:table-cell table:number-columns-repeated="9" office:value-type="string">
            <text:p>****</text:p>
          </table:table-cell>
          <table:table-cell table:formula="oooc:=(([.F66]&gt;20)OR(NOT([.P66]=&quot;****&quot;)AND([.P66]&gt;5)))*1" office:value-type="float" office:value="1">
            <text:p>1</text:p>
          </table:table-cell>
          <table:table-cell office:value-type="string">
            <text:p>****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6828799">
            <text:p>16828799</text:p>
          </table:table-cell>
          <table:table-cell office:value-type="string">
            <text:p>Undead_Controlling</text:p>
          </table:table-cell>
          <table:table-cell table:formula="oooc:=[.B67]+1" office:value-type="float" office:value="16828800">
            <text:p>1682880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7" office:value-type="string">
            <text:p>****</text:p>
          </table:table-cell>
          <table:table-cell office:value-type="float" office:value="49000">
            <text:p>49000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67]&gt;20)OR(NOT([.P67]=&quot;****&quot;)AND([.P67]&gt;5)))*1" office:value-type="float" office:value="0">
            <text:p>0</text:p>
          </table:table-cell>
          <table:table-cell office:value-type="string">
            <text:p>****</text:p>
          </table:table-cell>
        </table:table-row>
      </table:table>
      <table:table table:name="craft_weapon" table:style-name="ta1" table:print="false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9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2DA</text:p>
          </table:table-cell>
          <table:table-cell office:value-type="string">
            <text:p>V2.0</text:p>
          </table:table-cell>
          <table:table-cell table:number-columns-repeated="31"/>
        </table:table-row>
        <table:table-row table:style-name="ro1">
          <table:table-cell table:number-columns-repeated="33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Label</text:p>
          </table:table-cell>
          <table:table-cell office:value-type="string">
            <text:p>Description</text:p>
          </table:table-cell>
          <table:table-cell office:value-type="string">
            <text:p>PropertyType</text:p>
          </table:table-cell>
          <table:table-cell office:value-type="string">
            <text:p>Level</text:p>
          </table:table-cell>
          <table:table-cell office:value-type="string">
            <text:p>Feat</text:p>
          </table:table-cell>
          <table:table-cell office:value-type="string">
            <text:p>SpellPattern</text:p>
          </table:table-cell>
          <table:table-cell office:value-type="string">
            <text:p>Spell1</text:p>
          </table:table-cell>
          <table:table-cell office:value-type="string">
            <text:p>Spell2</text:p>
          </table:table-cell>
          <table:table-cell office:value-type="string">
            <text:p>Spell3</text:p>
          </table:table-cell>
          <table:table-cell office:value-type="string">
            <text:p>SpellOR1</text:p>
          </table:table-cell>
          <table:table-cell office:value-type="string">
            <text:p>SpellOR2</text:p>
          </table:table-cell>
          <table:table-cell office:value-type="string">
            <text:p>AlignGE</text:p>
          </table:table-cell>
          <table:table-cell office:value-type="string">
            <text:p>AlignLC</text:p>
          </table:table-cell>
          <table:table-cell office:value-type="string">
            <text:p>Enhancement</text:p>
          </table:table-cell>
          <table:table-cell office:value-type="string">
            <text:p>AdditionalCost</text:p>
          </table:table-cell>
          <table:table-cell office:value-type="string">
            <text:p>ReplaceLast</text:p>
          </table:table-cell>
          <table:table-cell office:value-type="string">
            <text:p>Type1</text:p>
          </table:table-cell>
          <table:table-cell office:value-type="string">
            <text:p>SubType1</text:p>
          </table:table-cell>
          <table:table-cell office:value-type="string">
            <text:p>CostTableValue1</text:p>
          </table:table-cell>
          <table:table-cell office:value-type="string">
            <text:p>Param1Value1</text:p>
          </table:table-cell>
          <table:table-cell office:value-type="string">
            <text:p>Type2</text:p>
          </table:table-cell>
          <table:table-cell office:value-type="string">
            <text:p>SubType2</text:p>
          </table:table-cell>
          <table:table-cell office:value-type="string">
            <text:p>CostTableValue2</text:p>
          </table:table-cell>
          <table:table-cell office:value-type="string">
            <text:p>Param1Value2</text:p>
          </table:table-cell>
          <table:table-cell office:value-type="string">
            <text:p>Type3</text:p>
          </table:table-cell>
          <table:table-cell office:value-type="string">
            <text:p>SubType3</text:p>
          </table:table-cell>
          <table:table-cell office:value-type="string">
            <text:p>CostTableValue3</text:p>
          </table:table-cell>
          <table:table-cell office:value-type="string">
            <text:p>Param1Value3</text:p>
          </table:table-cell>
          <table:table-cell office:value-type="string">
            <text:p>Epic</text:p>
          </table:table-cell>
          <table:table-cell office:value-type="string">
            <text:p>Special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828726">
            <text:p>16828726</text:p>
          </table:table-cell>
          <table:table-cell office:value-type="string">
            <text:p>Enhancement_+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4]+1)"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9" office:value-type="string">
            <text:p>****</text:p>
          </table:table-cell>
          <table:table-cell table:formula="oooc:=(([.F4]&gt;20)OR(NOT([.P4]=&quot;****&quot;)AND([.P4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828727">
            <text:p>16828727</text:p>
          </table:table-cell>
          <table:table-cell office:value-type="string">
            <text:p>Enhancement_+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5]+1)"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9" office:value-type="string">
            <text:p>****</text:p>
          </table:table-cell>
          <table:table-cell table:formula="oooc:=(([.F5]&gt;20)OR(NOT([.P5]=&quot;****&quot;)AND([.P5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828728">
            <text:p>16828728</text:p>
          </table:table-cell>
          <table:table-cell office:value-type="string">
            <text:p>Enhancement_+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6]+1)"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office:value-type="float" office:value="3">
            <text:p>3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table:number-columns-repeated="9" office:value-type="string">
            <text:p>****</text:p>
          </table:table-cell>
          <table:table-cell table:formula="oooc:=(([.F6]&gt;20)OR(NOT([.P6]=&quot;****&quot;)AND([.P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828729">
            <text:p>16828729</text:p>
          </table:table-cell>
          <table:table-cell office:value-type="string">
            <text:p>Enhancement_+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7]+1)"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table:number-columns-repeated="9" office:value-type="string">
            <text:p>****</text:p>
          </table:table-cell>
          <table:table-cell table:formula="oooc:=(([.F7]&gt;20)OR(NOT([.P7]=&quot;****&quot;)AND([.P7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828730">
            <text:p>16828730</text:p>
          </table:table-cell>
          <table:table-cell office:value-type="string">
            <text:p>Enhancement_+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8]+1)"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office:value-type="float" office:value="5">
            <text:p>5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9" office:value-type="string">
            <text:p>****</text:p>
          </table:table-cell>
          <table:table-cell table:formula="oooc:=(([.F8]&gt;20)OR(NOT([.P8]=&quot;****&quot;)AND([.P8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828731">
            <text:p>16828731</text:p>
          </table:table-cell>
          <table:table-cell office:value-type="string">
            <text:p>Enhancement_+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9]+1)"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9" office:value-type="string">
            <text:p>****</text:p>
          </table:table-cell>
          <table:table-cell table:formula="oooc:=(([.F9]&gt;20)OR(NOT([.P9]=&quot;****&quot;)AND([.P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828732">
            <text:p>16828732</text:p>
          </table:table-cell>
          <table:table-cell office:value-type="string">
            <text:p>Enhancement_+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0]+1)" office:value-type="float" office:value="21">
            <text:p>21</text:p>
          </table:table-cell>
          <table:table-cell table:number-columns-repeated="9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10]&gt;20)OR(NOT([.P10]=&quot;****&quot;)AND([.P1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828733">
            <text:p>16828733</text:p>
          </table:table-cell>
          <table:table-cell office:value-type="string">
            <text:p>Enhancement_+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1]+1)" office:value-type="float" office:value="24">
            <text:p>24</text:p>
          </table:table-cell>
          <table:table-cell table:number-columns-repeated="9"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9" office:value-type="string">
            <text:p>****</text:p>
          </table:table-cell>
          <table:table-cell table:formula="oooc:=(([.F11]&gt;20)OR(NOT([.P11]=&quot;****&quot;)AND([.P1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28734">
            <text:p>16828734</text:p>
          </table:table-cell>
          <table:table-cell office:value-type="string">
            <text:p>Enhancement_+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2]+1)" office:value-type="float" office:value="27">
            <text:p>27</text:p>
          </table:table-cell>
          <table:table-cell table:number-columns-repeated="9" office:value-type="string">
            <text:p>****</text:p>
          </table:table-cell>
          <table:table-cell office:value-type="float" office:value="9">
            <text:p>9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table:number-columns-repeated="9" office:value-type="string">
            <text:p>****</text:p>
          </table:table-cell>
          <table:table-cell table:formula="oooc:=(([.F12]&gt;20)OR(NOT([.P12]=&quot;****&quot;)AND([.P1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828735">
            <text:p>16828735</text:p>
          </table:table-cell>
          <table:table-cell office:value-type="string">
            <text:p>Enhancement_+1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3]+1)" office:value-type="float" office:value="30">
            <text:p>30</text:p>
          </table:table-cell>
          <table:table-cell table:number-columns-repeated="9" office:value-type="string">
            <text:p>****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table:number-columns-repeated="9" office:value-type="string">
            <text:p>****</text:p>
          </table:table-cell>
          <table:table-cell table:formula="oooc:=(([.F13]&gt;20)OR(NOT([.P13]=&quot;****&quot;)AND([.P1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828736">
            <text:p>16828736</text:p>
          </table:table-cell>
          <table:table-cell office:value-type="string">
            <text:p>Enhancement_+11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4]+1)" office:value-type="float" office:value="33">
            <text:p>33</text:p>
          </table:table-cell>
          <table:table-cell table:number-columns-repeated="9" office:value-type="string">
            <text:p>****</text:p>
          </table:table-cell>
          <table:table-cell office:value-type="float" office:value="11">
            <text:p>11</text:p>
          </table:table-cell>
          <table:table-cell office:value-type="string">
            <text:p>****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table:number-columns-repeated="9" office:value-type="string">
            <text:p>****</text:p>
          </table:table-cell>
          <table:table-cell table:formula="oooc:=(([.F14]&gt;20)OR(NOT([.P14]=&quot;****&quot;)AND([.P1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828737">
            <text:p>16828737</text:p>
          </table:table-cell>
          <table:table-cell office:value-type="string">
            <text:p>Enhancement_+12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5]+1)" office:value-type="float" office:value="36">
            <text:p>36</text:p>
          </table:table-cell>
          <table:table-cell table:number-columns-repeated="9" office:value-type="string">
            <text:p>****</text:p>
          </table:table-cell>
          <table:table-cell office:value-type="float" office:value="12">
            <text:p>12</text:p>
          </table:table-cell>
          <table:table-cell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table:number-columns-repeated="9" office:value-type="string">
            <text:p>****</text:p>
          </table:table-cell>
          <table:table-cell table:formula="oooc:=(([.F15]&gt;20)OR(NOT([.P15]=&quot;****&quot;)AND([.P15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6828738">
            <text:p>16828738</text:p>
          </table:table-cell>
          <table:table-cell office:value-type="string">
            <text:p>Enhancement_+13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6]+1)" office:value-type="float" office:value="39">
            <text:p>39</text:p>
          </table:table-cell>
          <table:table-cell table:number-columns-repeated="9" office:value-type="string">
            <text:p>****</text:p>
          </table:table-cell>
          <table:table-cell office:value-type="float" office:value="13">
            <text:p>13</text:p>
          </table:table-cell>
          <table:table-cell office:value-type="string">
            <text:p>****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table:number-columns-repeated="9" office:value-type="string">
            <text:p>****</text:p>
          </table:table-cell>
          <table:table-cell table:formula="oooc:=(([.F16]&gt;20)OR(NOT([.P16]=&quot;****&quot;)AND([.P1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828739">
            <text:p>16828739</text:p>
          </table:table-cell>
          <table:table-cell office:value-type="string">
            <text:p>Enhancement_+14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7]+1)" office:value-type="float" office:value="42">
            <text:p>42</text:p>
          </table:table-cell>
          <table:table-cell table:number-columns-repeated="9" office:value-type="string">
            <text:p>****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table:number-columns-repeated="9" office:value-type="string">
            <text:p>****</text:p>
          </table:table-cell>
          <table:table-cell table:formula="oooc:=(([.F17]&gt;20)OR(NOT([.P17]=&quot;****&quot;)AND([.P17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828740">
            <text:p>16828740</text:p>
          </table:table-cell>
          <table:table-cell office:value-type="string">
            <text:p>Enhancement_+15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8]+1)" office:value-type="float" office:value="45">
            <text:p>45</text:p>
          </table:table-cell>
          <table:table-cell table:number-columns-repeated="9" office:value-type="string">
            <text:p>****</text:p>
          </table:table-cell>
          <table:table-cell office:value-type="float" office:value="15">
            <text:p>15</text:p>
          </table:table-cell>
          <table:table-cell office:value-type="string">
            <text:p>****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table:number-columns-repeated="9" office:value-type="string">
            <text:p>****</text:p>
          </table:table-cell>
          <table:table-cell table:formula="oooc:=(([.F18]&gt;20)OR(NOT([.P18]=&quot;****&quot;)AND([.P1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828741">
            <text:p>16828741</text:p>
          </table:table-cell>
          <table:table-cell office:value-type="string">
            <text:p>Enhancement_+16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19]+1)" office:value-type="float" office:value="48">
            <text:p>48</text:p>
          </table:table-cell>
          <table:table-cell table:number-columns-repeated="9" office:value-type="string">
            <text:p>****</text:p>
          </table:table-cell>
          <table:table-cell office:value-type="float" office:value="16">
            <text:p>16</text:p>
          </table:table-cell>
          <table:table-cell office:value-type="string">
            <text:p>****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9" office:value-type="string">
            <text:p>****</text:p>
          </table:table-cell>
          <table:table-cell table:formula="oooc:=(([.F19]&gt;20)OR(NOT([.P19]=&quot;****&quot;)AND([.P19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828742">
            <text:p>16828742</text:p>
          </table:table-cell>
          <table:table-cell office:value-type="string">
            <text:p>Enhancement_+17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0]+1)" office:value-type="float" office:value="51">
            <text:p>51</text:p>
          </table:table-cell>
          <table:table-cell table:number-columns-repeated="9" office:value-type="string">
            <text:p>****</text:p>
          </table:table-cell>
          <table:table-cell office:value-type="float" office:value="17">
            <text:p>17</text:p>
          </table:table-cell>
          <table:table-cell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table:number-columns-repeated="9" office:value-type="string">
            <text:p>****</text:p>
          </table:table-cell>
          <table:table-cell table:formula="oooc:=(([.F20]&gt;20)OR(NOT([.P20]=&quot;****&quot;)AND([.P20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828743">
            <text:p>16828743</text:p>
          </table:table-cell>
          <table:table-cell office:value-type="string">
            <text:p>Enhancement_+18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1]+1)" office:value-type="float" office:value="54">
            <text:p>54</text:p>
          </table:table-cell>
          <table:table-cell table:number-columns-repeated="9" office:value-type="string">
            <text:p>****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table:number-columns-repeated="9" office:value-type="string">
            <text:p>****</text:p>
          </table:table-cell>
          <table:table-cell table:formula="oooc:=(([.F21]&gt;20)OR(NOT([.P21]=&quot;****&quot;)AND([.P2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6828744">
            <text:p>16828744</text:p>
          </table:table-cell>
          <table:table-cell office:value-type="string">
            <text:p>Enhancement_+19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2]+1)" office:value-type="float" office:value="57">
            <text:p>57</text:p>
          </table:table-cell>
          <table:table-cell table:number-columns-repeated="9" office:value-type="string">
            <text:p>****</text:p>
          </table:table-cell>
          <table:table-cell office:value-type="float" office:value="19">
            <text:p>19</text:p>
          </table:table-cell>
          <table:table-cell office:value-type="string">
            <text:p>****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table:number-columns-repeated="9" office:value-type="string">
            <text:p>****</text:p>
          </table:table-cell>
          <table:table-cell table:formula="oooc:=(([.F22]&gt;20)OR(NOT([.P22]=&quot;****&quot;)AND([.P2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828745">
            <text:p>16828745</text:p>
          </table:table-cell>
          <table:table-cell office:value-type="string">
            <text:p>Enhancement_+20</text:p>
          </table:table-cell>
          <table:table-cell office:value-type="float" office:value="16828746">
            <text:p>16828746</text:p>
          </table:table-cell>
          <table:table-cell office:value-type="string">
            <text:p>****</text:p>
          </table:table-cell>
          <table:table-cell table:formula="oooc:=3*([.A23]+1)" office:value-type="float" office:value="60">
            <text:p>60</text:p>
          </table:table-cell>
          <table:table-cell table:number-columns-repeated="9" office:value-type="string">
            <text:p>****</text:p>
          </table:table-cell>
          <table:table-cell office:value-type="float" office:value="20">
            <text:p>20</text:p>
          </table:table-cell>
          <table:table-cell office:value-type="string">
            <text:p>****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20">
            <text:p>20</text:p>
          </table:table-cell>
          <table:table-cell table:number-columns-repeated="9" office:value-type="string">
            <text:p>****</text:p>
          </table:table-cell>
          <table:table-cell table:formula="oooc:=(([.F23]&gt;20)OR(NOT([.P23]=&quot;****&quot;)AND([.P23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828846">
            <text:p>16828846</text:p>
          </table:table-cell>
          <table:table-cell office:value-type="string">
            <text:p>Acidic_Blast</text:p>
          </table:table-cell>
          <table:table-cell table:formula="oooc:=[.B24]+1" office:value-type="float" office:value="16828847">
            <text:p>1682884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24]&gt;20)OR(NOT([.P24]=&quot;****&quot;)AND([.P2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828824">
            <text:p>16828824</text:p>
          </table:table-cell>
          <table:table-cell office:value-type="string">
            <text:p>Anarchic</text:p>
          </table:table-cell>
          <table:table-cell table:formula="oooc:=[.B25]+1" office:value-type="float" office:value="16828825">
            <text:p>1682882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5]&gt;20)OR(NOT([.P25]=&quot;****&quot;)AND([.P2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6828848">
            <text:p>16828848</text:p>
          </table:table-cell>
          <table:table-cell office:value-type="string">
            <text:p>Anarchic_Power</text:p>
          </table:table-cell>
          <table:table-cell table:formula="oooc:=[.B26]+1" office:value-type="float" office:value="16828849">
            <text:p>1682884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3">
            <text:p>3223</text:p>
          </table:table-cell>
          <table:table-cell table:number-columns-repeated="5" office:value-type="string">
            <text:p>****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6]&gt;20)OR(NOT([.P26]=&quot;****&quot;)AND([.P26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828826">
            <text:p>16828826</text:p>
          </table:table-cell>
          <table:table-cell office:value-type="string">
            <text:p>Axiomatic</text:p>
          </table:table-cell>
          <table:table-cell table:formula="oooc:=[.B27]+1" office:value-type="float" office:value="16828827">
            <text:p>1682882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7]&gt;20)OR(NOT([.P27]=&quot;****&quot;)AND([.P2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828850">
            <text:p>16828850</text:p>
          </table:table-cell>
          <table:table-cell office:value-type="string">
            <text:p>Axiomatic_Power</text:p>
          </table:table-cell>
          <table:table-cell table:formula="oooc:=[.B28]+1" office:value-type="float" office:value="16828851">
            <text:p>1682885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2">
            <text:p>3222</text:p>
          </table:table-cell>
          <table:table-cell table:number-columns-repeated="5" office:value-type="string">
            <text:p>****</text:p>
          </table:table-cell>
          <table:table-cell office:value-type="string">
            <text:p>L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28]&gt;20)OR(NOT([.P28]=&quot;****&quot;)AND([.P28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Add negative levels?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6828828">
            <text:p>16828828</text:p>
          </table:table-cell>
          <table:table-cell office:value-type="string">
            <text:p>Bane</text:p>
          </table:table-cell>
          <table:table-cell table:formula="oooc:=[.B29]+1" office:value-type="float" office:value="16828829">
            <text:p>1682882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5" office:value-type="string">
            <text:p>****</text:p>
          </table:table-cell>
          <table:table-cell table:formula="oooc:=(([.F29]&gt;20)OR(NOT([.P29]=&quot;****&quot;)AND([.P2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ne special handling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828852">
            <text:p>16828852</text:p>
          </table:table-cell>
          <table:table-cell office:value-type="string">
            <text:p>Dread</text:p>
          </table:table-cell>
          <table:table-cell table:formula="oooc:=[.B30]+1" office:value-type="float" office:value="16828853">
            <text:p>16828853</text:p>
          </table:table-cell>
          <table:table-cell office:value-type="string">
            <text:p>M</text:p>
          </table:table-cell>
          <table:table-cell office:value-type="float" office:value="22">
            <text:p>22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6" office:value-type="string">
            <text:p>****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ce1" office:value-type="string">
            <text:p>****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4">
            <text:p>4</text:p>
          </table:table-cell>
          <table:table-cell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string">
            <text:p>****</text:p>
          </table:table-cell>
          <table:table-cell table:formula="oooc:=(([.F30]&gt;20)OR(NOT([.P30]=&quot;****&quot;)AND([.P30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Dread special handling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828830">
            <text:p>16828830</text:p>
          </table:table-cell>
          <table:table-cell office:value-type="string">
            <text:p>Disruption</text:p>
          </table:table-cell>
          <table:table-cell table:formula="oooc:=[.B31]+1" office:value-type="float" office:value="16828831">
            <text:p>1682883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6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1]&gt;20)OR(NOT([.P31]=&quot;****&quot;)AND([.P31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ludgeoning only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828862">
            <text:p>16828862</text:p>
          </table:table-cell>
          <table:table-cell office:value-type="string">
            <text:p>Mighty_Disruption</text:p>
          </table:table-cell>
          <table:table-cell table:formula="oooc:=[.B32]+1" office:value-type="float" office:value="16828863">
            <text:p>1682886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21">
            <text:p>21</text:p>
          </table:table-cell>
          <table:table-cell office:value-type="float" office:value="24">
            <text:p>24</text:p>
          </table:table-cell>
          <table:table-cell table:number-columns-repeated="8" office:value-type="string">
            <text:p>****</text:p>
          </table:table-cell>
          <table:table-cell table:formula="oooc:=(([.F32]&gt;20)OR(NOT([.P32]=&quot;****&quot;)AND([.P32]&gt;5)))*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sed res instead of true re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828832">
            <text:p>16828832</text:p>
          </table:table-cell>
          <table:table-cell office:value-type="string">
            <text:p>Flaming</text:p>
          </table:table-cell>
          <table:table-cell table:formula="oooc:=[.B33]+1" office:value-type="float" office:value="16828833">
            <text:p>1682883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25">
            <text:p>25</text:p>
          </table:table-cell>
          <table:table-cell office:value-type="float" office:value="542">
            <text:p>542</text:p>
          </table:table-cell>
          <table:table-cell table:number-columns-repeated="2" office:value-type="string">
            <text:p>****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3]&gt;20)OR(NOT([.P33]=&quot;****&quot;)AND([.P33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828854">
            <text:p>16828854</text:p>
          </table:table-cell>
          <table:table-cell office:value-type="string">
            <text:p>Fiery_Blast</text:p>
          </table:table-cell>
          <table:table-cell table:formula="oooc:=[.B34]+1" office:value-type="float" office:value="16828855">
            <text:p>16828855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4]&gt;20)OR(NOT([.P34]=&quot;****&quot;)AND([.P34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828834">
            <text:p>16828834</text:p>
          </table:table-cell>
          <table:table-cell office:value-type="string">
            <text:p>Frost</text:p>
          </table:table-cell>
          <table:table-cell table:formula="oooc:=[.B35]+1" office:value-type="float" office:value="16828835">
            <text:p>1682883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****</text:p>
          </table:table-cell>
          <table:table-cell office:value-type="float" office:value="368">
            <text:p>368</text:p>
          </table:table-cell>
          <table:table-cell table:number-columns-repeated="3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35]&gt;20)OR(NOT([.P35]=&quot;****&quot;)AND([.P35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Needs chill metal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828858">
            <text:p>16828858</text:p>
          </table:table-cell>
          <table:table-cell office:value-type="string">
            <text:p>Icy_Blast</text:p>
          </table:table-cell>
          <table:table-cell table:formula="oooc:=[.B36]+1" office:value-type="float" office:value="16828859">
            <text:p>16828859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36]&gt;20)OR(NOT([.P36]=&quot;****&quot;)AND([.P36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6828836">
            <text:p>16828836</text:p>
          </table:table-cell>
          <table:table-cell office:value-type="string">
            <text:p>Holy</text:p>
          </table:table-cell>
          <table:table-cell table:formula="oooc:=[.B37]+1" office:value-type="float" office:value="16828837">
            <text:p>1682883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7]&gt;20)OR(NOT([.P37]=&quot;****&quot;)AND([.P37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6828856">
            <text:p>16828856</text:p>
          </table:table-cell>
          <table:table-cell office:value-type="string">
            <text:p>Holy_Power</text:p>
          </table:table-cell>
          <table:table-cell table:formula="oooc:=[.B38]+1" office:value-type="float" office:value="16828857">
            <text:p>1682885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0">
            <text:p>3220</text:p>
          </table:table-cell>
          <table:table-cell table:number-columns-repeated="4" office:value-type="string">
            <text:p>****</text:p>
          </table:table-cell>
          <table:table-cell office:value-type="string">
            <text:p>G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38]&gt;20)OR(NOT([.P38]=&quot;****&quot;)AND([.P38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6828838">
            <text:p>16828838</text:p>
          </table:table-cell>
          <table:table-cell office:value-type="string">
            <text:p>Keen</text:p>
          </table:table-cell>
          <table:table-cell table:formula="oooc:=[.B39]+1" office:value-type="float" office:value="16828839">
            <text:p>1682883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539">
            <text:p>539</text:p>
          </table:table-cell>
          <table:table-cell table:number-columns-repeated="6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43">
            <text:p>43</text:p>
          </table:table-cell>
          <table:table-cell table:number-columns-repeated="11" office:value-type="string">
            <text:p>****</text:p>
          </table:table-cell>
          <table:table-cell table:formula="oooc:=(([.F39]&gt;20)OR(NOT([.P39]=&quot;****&quot;)AND([.P39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/piercing only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6828840">
            <text:p>16828840</text:p>
          </table:table-cell>
          <table:table-cell office:value-type="string">
            <text:p>Shock</text:p>
          </table:table-cell>
          <table:table-cell table:formula="oooc:=[.B40]+1" office:value-type="float" office:value="16828841">
            <text:p>1682884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****</text:p>
          </table:table-cell>
          <table:table-cell office:value-type="float" office:value="11">
            <text:p>11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****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9" office:value-type="string">
            <text:p>****</text:p>
          </table:table-cell>
          <table:table-cell table:formula="oooc:=(([.F40]&gt;20)OR(NOT([.P40]=&quot;****&quot;)AND([.P40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828860">
            <text:p>16828860</text:p>
          </table:table-cell>
          <table:table-cell office:value-type="string">
            <text:p>Lightning_Blast</text:p>
          </table:table-cell>
          <table:table-cell table:formula="oooc:=[.B41]+1" office:value-type="float" office:value="16828861">
            <text:p>16828861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1]&gt;20)OR(NOT([.P41]=&quot;****&quot;)AND([.P41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828864">
            <text:p>16828864</text:p>
          </table:table-cell>
          <table:table-cell office:value-type="string">
            <text:p>Sonic_Blast</text:p>
          </table:table-cell>
          <table:table-cell table:formula="oooc:=[.B42]+1" office:value-type="float" office:value="16828865">
            <text:p>1682886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string">
            <text:p>SHOUT</text:p>
          </table:table-cell>
          <table:table-cell table:number-columns-repeated="6" office:value-type="string">
            <text:p>****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****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table:number-columns-repeated="9" office:value-type="string">
            <text:p>****</text:p>
          </table:table-cell>
          <table:table-cell table:formula="oooc:=(([.F42]&gt;20)OR(NOT([.P42]=&quot;****&quot;)AND([.P42]&gt;5)))*1" office:value-type="float" office:value="1">
            <text:p>1</text:p>
          </table:table-cell>
          <table:table-cell office:value-type="string">
            <text:p>****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828842">
            <text:p>16828842</text:p>
          </table:table-cell>
          <table:table-cell office:value-type="string">
            <text:p>Unholy</text:p>
          </table:table-cell>
          <table:table-cell table:formula="oooc:=[.B43]+1" office:value-type="float" office:value="16828843">
            <text:p>1682884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3]&gt;20)OR(NOT([.P43]=&quot;****&quot;)AND([.P43]&gt;5)))*1" office:value-type="float" office:value="0">
            <text:p>0</text:p>
          </table:table-cell>
          <table:table-cell office:value-type="string">
            <text:p>****</text:p>
          </table:table-cell>
          <table:table-cell office:value-type="string">
            <text:p>Substituted hammer of the gods for spel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6828866">
            <text:p>16828866</text:p>
          </table:table-cell>
          <table:table-cell office:value-type="string">
            <text:p>Unholy_Power</text:p>
          </table:table-cell>
          <table:table-cell table:formula="oooc:=[.B44]+1" office:value-type="float" office:value="16828867">
            <text:p>16828867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3221">
            <text:p>3221</text:p>
          </table:table-cell>
          <table:table-cell table:number-columns-repeated="4" office:value-type="string">
            <text:p>****</text:p>
          </table:table-cell>
          <table:table-cell office:value-type="string">
            <text:p>E</text:p>
          </table:table-cell>
          <table:table-cell office:value-type="string">
            <text:p>****</text:p>
          </table:table-cell>
          <table:table-cell office:value-type="float" office:value="8">
            <text:p>8</text:p>
          </table:table-cell>
          <table:table-cell office:value-type="string">
            <text:p>****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****</text:p>
          </table:table-cell>
          <table:table-cell table:formula="oooc:=(([.F44]&gt;20)OR(NOT([.P44]=&quot;****&quot;)AND([.P44]&gt;5)))*1" office:value-type="float" office:value="1">
            <text:p>1</text:p>
          </table:table-cell>
          <table:table-cell office:value-type="string">
            <text:p>****</text:p>
          </table:table-cell>
          <table:table-cell office:value-type="string">
            <text:p>Looks like srd typo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6828844">
            <text:p>16828844</text:p>
          </table:table-cell>
          <table:table-cell office:value-type="string">
            <text:p>Vorpal</text:p>
          </table:table-cell>
          <table:table-cell table:formula="oooc:=[.B45]+1" office:value-type="float" office:value="16828845">
            <text:p>1682884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****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539">
            <text:p>539</text:p>
          </table:table-cell>
          <table:table-cell table:number-columns-repeated="5" office:value-type="string">
            <text:p>****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table:number-columns-repeated="9" office:value-type="string">
            <text:p>****</text:p>
          </table:table-cell>
          <table:table-cell table:formula="oooc:=(([.F45]&gt;20)OR(NOT([.P45]=&quot;****&quot;)AND([.P45]&gt;5)))*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lashing only, max DC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6828868">
            <text:p>16828868</text:p>
          </table:table-cell>
          <table:table-cell office:value-type="string">
            <text:p>Wounding</text:p>
          </table:table-cell>
          <table:table-cell table:formula="oooc:=[.B46]+1" office:value-type="float" office:value="16828869">
            <text:p>1682886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****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****</text:p>
          </table:table-cell>
          <table:table-cell office:value-type="float" office:value="123">
            <text:p>123</text:p>
          </table:table-cell>
          <table:table-cell office:value-type="float" office:value="533">
            <text:p>533</text:p>
          </table:table-cell>
          <table:table-cell table:number-columns-repeated="2" office:value-type="string">
            <text:p>****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****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8" office:value-type="string">
            <text:p>****</text:p>
          </table:table-cell>
          <table:table-cell table:formula="oooc:=(([.F46]&gt;20)OR(NOT([.P46]=&quot;****&quot;)AND([.P46]&gt;5)))*1" office:value-type="float" office:value="0">
            <text:p>0</text:p>
          </table:table-cell>
          <table:table-cell office:value-type="string">
            <text:p>****</text:p>
          </table:table-cell>
          <table:table-cell/>
        </table:table-row>
      </table:table>
      <table:table table:name="Sheet2" table:style-name="ta1" table:print="false">
        <table:table-column table:style-name="co1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3">23/08/2006</text:date>, <text:time>00:4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7-19T17:32:31</meta:creation-date>
    <dc:date>2006-08-23T00:41:30</dc:date>
    <dc:language>en-US</dc:language>
    <meta:editing-cycles>72</meta:editing-cycles>
    <meta:editing-duration>P3DT1H25M47S</meta:editing-duration>
    <meta:user-defined meta:name="Info 1"/>
    <meta:user-defined meta:name="Info 2"/>
    <meta:user-defined meta:name="Info 3"/>
    <meta:user-defined meta:name="Info 4"/>
    <meta:document-statistic meta:table-count="4" meta:cell-count="3504"/>
  </office:meta>
</office:document-meta>
</file>